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59mm"/>
    </style:style>
    <style:style style:name="co3" style:family="table-column">
      <style:table-column-properties fo:break-before="auto" style:column-width="23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cc66ff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Tätigkeit" style:base-cell-address="Tabelle1.B5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5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7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7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11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14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15"/>
    </style:style>
    <style:style style:name="ce13" style:family="table-cell" style:parent-style-name="Default">
      <style:table-cell-properties fo:background-color="#cc66ff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7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7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14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Tätigkeit" style:base-cell-address="Tabelle1.B5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5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D8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D11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D12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D15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D8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D11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F14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F17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5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F14"/>
    </style:style>
    <style:style style:name="ce3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2" table:default-cell-style-name="ce32"/>
        <table:table-column table:style-name="co3" table:default-cell-style-name="ce32"/>
        <table:table-column table:style-name="co2" table:default-cell-style-name="ce32"/>
        <table:table-column table:style-name="co3" table:default-cell-style-name="ce3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tundenzettel</text:p>
          </table:table-cell>
          <table:covered-table-cell table:number-columns-repeated="6"/>
          <table:covered-table-cell table:number-columns-repeated="2" table:style-name="ce32"/>
        </table:table-row>
        <table:table-row table:style-name="ro2" table:number-rows-repeated="2">
          <table:table-cell table:number-columns-repeated="9"/>
        </table:table-row>
        <table:table-row table:style-name="ro3">
          <table:table-cell/>
          <table:table-cell table:style-name="ce4" office:value-type="string" calcext:value-type="string" table:number-columns-spanned="2" table:number-rows-spanned="1">
            <text:p>Tobias Schwindl</text:p>
          </table:table-cell>
          <table:covered-table-cell table:style-name="ce13"/>
          <table:table-cell table:style-name="ce4" office:value-type="string" calcext:value-type="string" table:number-columns-spanned="2" table:number-rows-spanned="1">
            <text:p>Philipp Eidenschink </text:p>
          </table:table-cell>
          <table:covered-table-cell table:style-name="ce13"/>
          <table:table-cell table:style-name="ce4" office:value-type="string" calcext:value-type="string" table:number-columns-spanned="2" table:number-rows-spanned="1">
            <text:p>Florian Laufenböck</text:p>
          </table:table-cell>
          <table:covered-table-cell table:style-name="ce1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Tätigkeit</text:p>
          </table:table-cell>
          <table:table-cell table:style-name="ce5" office:value-type="string" calcext:value-type="string">
            <text:p>Stunden</text:p>
          </table:table-cell>
          <table:table-cell table:style-name="ce18" office:value-type="string" calcext:value-type="string">
            <text:p>Tätigkeit</text:p>
          </table:table-cell>
          <table:table-cell table:style-name="ce18" office:value-type="string" calcext:value-type="string">
            <text:p>Stunden</text:p>
          </table:table-cell>
          <table:table-cell table:style-name="ce18" office:value-type="string" calcext:value-type="string">
            <text:p>Tätigkeit</text:p>
          </table:table-cell>
          <table:table-cell table:style-name="ce18" office:value-type="string" calcext:value-type="string">
            <text:p>Stunden</text:p>
          </table:table-cell>
          <table:table-cell table:number-columns-repeated="2"/>
        </table:table-row>
        <table:table-row table:style-name="ro2">
          <table:table-cell/>
          <table:table-cell table:style-name="ce6" table:number-columns-repeated="2"/>
          <table:table-cell table:style-name="ce19" table:number-columns-repeated="3"/>
          <table:table-cell table:style-name="ce28"/>
          <table:table-cell table:number-columns-repeated="2"/>
        </table:table-row>
        <table:table-row table:style-name="ro2">
          <table:table-cell/>
          <table:table-cell table:style-name="ce7"/>
          <table:table-cell table:style-name="ce14"/>
          <table:table-cell table:style-name="ce19" table:number-columns-repeated="3"/>
          <table:table-cell table:style-name="ce28"/>
          <table:table-cell table:number-columns-repeated="2"/>
        </table:table-row>
        <table:table-row table:style-name="ro2">
          <table:table-cell/>
          <table:table-cell table:style-name="ce7"/>
          <table:table-cell table:style-name="ce14"/>
          <table:table-cell table:style-name="ce20"/>
          <table:table-cell table:style-name="ce24"/>
          <table:table-cell table:style-name="ce19"/>
          <table:table-cell table:style-name="ce28"/>
          <table:table-cell table:number-columns-repeated="2"/>
        </table:table-row>
        <table:table-row table:style-name="ro2">
          <table:table-cell/>
          <table:table-cell table:style-name="ce8"/>
          <table:table-cell table:style-name="ce15"/>
          <table:table-cell table:style-name="ce20"/>
          <table:table-cell table:style-name="ce24"/>
          <table:table-cell table:style-name="ce19"/>
          <table:table-cell table:style-name="ce28"/>
          <table:table-cell table:number-columns-repeated="2"/>
        </table:table-row>
        <table:table-row table:style-name="ro2">
          <table:table-cell/>
          <table:table-cell table:style-name="ce9"/>
          <table:table-cell table:style-name="ce16"/>
          <table:table-cell table:style-name="ce20"/>
          <table:table-cell table:style-name="ce24"/>
          <table:table-cell table:style-name="ce19"/>
          <table:table-cell table:style-name="ce28"/>
          <table:table-cell table:number-columns-repeated="2"/>
        </table:table-row>
        <table:table-row table:style-name="ro2">
          <table:table-cell/>
          <table:table-cell table:style-name="ce10" table:number-columns-repeated="2"/>
          <table:table-cell table:style-name="ce21"/>
          <table:table-cell table:style-name="ce25"/>
          <table:table-cell table:style-name="ce19"/>
          <table:table-cell table:style-name="ce28"/>
          <table:table-cell table:number-columns-repeated="2"/>
        </table:table-row>
        <table:table-row table:style-name="ro2">
          <table:table-cell/>
          <table:table-cell table:style-name="ce10" table:number-columns-repeated="2"/>
          <table:table-cell table:style-name="ce22" table:number-columns-repeated="2"/>
          <table:table-cell table:style-name="ce19"/>
          <table:table-cell table:style-name="ce28"/>
          <table:table-cell table:style-name="ce30"/>
          <table:table-cell/>
        </table:table-row>
        <table:table-row table:style-name="ro2">
          <table:table-cell/>
          <table:table-cell table:style-name="ce10" table:number-columns-repeated="2"/>
          <table:table-cell table:style-name="ce22" table:number-columns-repeated="2"/>
          <table:table-cell table:style-name="ce19"/>
          <table:table-cell table:style-name="ce28"/>
          <table:table-cell table:number-columns-repeated="2"/>
        </table:table-row>
        <table:table-row table:style-name="ro2">
          <table:table-cell/>
          <table:table-cell table:style-name="ce11"/>
          <table:table-cell table:style-name="ce17"/>
          <table:table-cell table:style-name="ce22" table:number-columns-repeated="2"/>
          <table:table-cell table:style-name="ce26"/>
          <table:table-cell table:style-name="ce29"/>
          <table:table-cell table:number-columns-repeated="2"/>
        </table:table-row>
        <table:table-row table:style-name="ro2">
          <table:table-cell/>
          <table:table-cell table:style-name="ce12" table:number-columns-repeated="2"/>
          <table:table-cell table:style-name="ce23" table:number-columns-repeated="2"/>
          <table:table-cell table:style-name="ce26"/>
          <table:table-cell table:style-name="ce29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style-name="ce26"/>
          <table:table-cell table:style-name="ce29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style-name="ce27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Gesamt</text:p>
          </table:table-cell>
          <table:table-cell table:style-name="ce2"/>
          <table:table-cell table:style-name="ce2" table:formula="of:=SUM([.C6:.C17])" office:value-type="float" office:value="0" calcext:value-type="float">
            <text:p>0</text:p>
          </table:table-cell>
          <table:table-cell table:style-name="ce2"/>
          <table:table-cell table:style-name="ce2" table:formula="of:=SUM([.E6:.E17])" office:value-type="float" office:value="0" calcext:value-type="float">
            <text:p>0</text:p>
          </table:table-cell>
          <table:table-cell table:style-name="ce2"/>
          <table:table-cell table:style-name="ce2" table:formula="of:=SUM([.G6:.G17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20">
          <table:table-cell/>
          <table:table-cell table:style-name="Default" table:number-columns-repeated="6"/>
          <table:table-cell table:number-columns-repeated="2"/>
        </table:table-row>
        <table:table-row table:style-name="ro2" table:number-rows-repeated="1048437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Tabelle1.D5:Tabelle1.E7 Tabelle1.F5:Tabelle1.G13">
            <calcext:condition calcext:apply-style-name="Tätigkeit" calcext:value="formula-is(MOD(ROW();2)=0)" calcext:base-cell-address="Tabelle1.B5"/>
          </calcext:conditional-format>
          <calcext:conditional-format calcext:target-range-address="Tabelle1.D6:Tabelle1.E7 Tabelle1.F6:Tabelle1.G13">
            <calcext:condition calcext:apply-style-name="Tätigkeit1" calcext:value="formula-is(MOD(ROW();2)=1)" calcext:base-cell-address="Tabelle1.B6"/>
          </calcext:conditional-format>
          <calcext:conditional-format calcext:target-range-address="Tabelle1.B5:Tabelle1.C6">
            <calcext:condition calcext:apply-style-name="Tätigkeit" calcext:value="formula-is(MOD(ROW();2)=0)" calcext:base-cell-address="Tabelle1.B5"/>
          </calcext:conditional-format>
          <calcext:conditional-format calcext:target-range-address="Tabelle1.B6:Tabelle1.C6">
            <calcext:condition calcext:apply-style-name="Tätigkeit1" calcext:value="formula-is(MOD(ROW();2)=1)" calcext:base-cell-address="Tabelle1.B6"/>
          </calcext:conditional-format>
          <calcext:conditional-format calcext:target-range-address="Tabelle1.D8:Tabelle1.E10">
            <calcext:condition calcext:apply-style-name="Tätigkeit" calcext:value="formula-is(MOD(ROW();2)=0)" calcext:base-cell-address="Tabelle1.D8"/>
          </calcext:conditional-format>
          <calcext:conditional-format calcext:target-range-address="Tabelle1.D8:Tabelle1.E10">
            <calcext:condition calcext:apply-style-name="Tätigkeit1" calcext:value="formula-is(MOD(ROW();2)=1)" calcext:base-cell-address="Tabelle1.D8"/>
          </calcext:conditional-format>
          <calcext:conditional-format calcext:target-range-address="Tabelle1.D11:Tabelle1.E11">
            <calcext:condition calcext:apply-style-name="Tätigkeit" calcext:value="formula-is(MOD(ROW();2)=0)" calcext:base-cell-address="Tabelle1.D11"/>
          </calcext:conditional-format>
          <calcext:conditional-format calcext:target-range-address="Tabelle1.D11:Tabelle1.E11">
            <calcext:condition calcext:apply-style-name="Tätigkeit1" calcext:value="formula-is(MOD(ROW();2)=1)" calcext:base-cell-address="Tabelle1.D11"/>
          </calcext:conditional-format>
          <calcext:conditional-format calcext:target-range-address="Tabelle1.B7:Tabelle1.C9">
            <calcext:condition calcext:apply-style-name="Tätigkeit" calcext:value="formula-is(MOD(ROW();2)=0)" calcext:base-cell-address="Tabelle1.B7"/>
          </calcext:conditional-format>
          <calcext:conditional-format calcext:target-range-address="Tabelle1.B7:Tabelle1.C9">
            <calcext:condition calcext:apply-style-name="Tätigkeit1" calcext:value="formula-is(MOD(ROW();2)=1)" calcext:base-cell-address="Tabelle1.B7"/>
          </calcext:conditional-format>
          <calcext:conditional-format calcext:target-range-address="Tabelle1.B9:Tabelle1.C9">
            <calcext:condition calcext:apply-style-name="Tätigkeit" calcext:value="formula-is(MOD(ROW();2)=0)" calcext:base-cell-address="Tabelle1.B9"/>
          </calcext:conditional-format>
          <calcext:conditional-format calcext:target-range-address="Tabelle1.B9:Tabelle1.C9">
            <calcext:condition calcext:apply-style-name="Tätigkeit1" calcext:value="formula-is(MOD(ROW();2)=1)" calcext:base-cell-address="Tabelle1.B9"/>
          </calcext:conditional-format>
          <calcext:conditional-format calcext:target-range-address="Tabelle1.B14:Tabelle1.C14">
            <calcext:condition calcext:apply-style-name="Tätigkeit" calcext:value="formula-is(MOD(ROW();2)=0)" calcext:base-cell-address="Tabelle1.B14"/>
          </calcext:conditional-format>
          <calcext:conditional-format calcext:target-range-address="Tabelle1.B14:Tabelle1.C14">
            <calcext:condition calcext:apply-style-name="Tätigkeit1" calcext:value="formula-is(MOD(ROW();2)=1)" calcext:base-cell-address="Tabelle1.B14"/>
          </calcext:conditional-format>
          <calcext:conditional-format calcext:target-range-address="Tabelle1.B11:Tabelle1.C13">
            <calcext:condition calcext:apply-style-name="Tätigkeit" calcext:value="formula-is(MOD(ROW();2)=0)" calcext:base-cell-address="Tabelle1.B11"/>
          </calcext:conditional-format>
          <calcext:conditional-format calcext:target-range-address="Tabelle1.B11:Tabelle1.C13">
            <calcext:condition calcext:apply-style-name="Tätigkeit1" calcext:value="formula-is(MOD(ROW();2)=1)" calcext:base-cell-address="Tabelle1.B11"/>
          </calcext:conditional-format>
          <calcext:conditional-format calcext:target-range-address="Tabelle1.D12:Tabelle1.E14">
            <calcext:condition calcext:apply-style-name="Tätigkeit" calcext:value="formula-is(MOD(ROW();2)=0)" calcext:base-cell-address="Tabelle1.D12"/>
          </calcext:conditional-format>
          <calcext:conditional-format calcext:target-range-address="Tabelle1.D12:Tabelle1.E14">
            <calcext:condition calcext:apply-style-name="Tätigkeit1" calcext:value="formula-is(MOD(ROW();2)=1)" calcext:base-cell-address="Tabelle1.D12"/>
          </calcext:conditional-format>
          <calcext:conditional-format calcext:target-range-address="Tabelle1.F14:Tabelle1.G16">
            <calcext:condition calcext:apply-style-name="Tätigkeit" calcext:value="formula-is(MOD(ROW();2)=0)" calcext:base-cell-address="Tabelle1.F14"/>
          </calcext:conditional-format>
          <calcext:conditional-format calcext:target-range-address="Tabelle1.F14:Tabelle1.G16">
            <calcext:condition calcext:apply-style-name="Tätigkeit1" calcext:value="formula-is(MOD(ROW();2)=1)" calcext:base-cell-address="Tabelle1.F14"/>
          </calcext:conditional-format>
          <calcext:conditional-format calcext:target-range-address="Tabelle1.F17:Tabelle1.G17">
            <calcext:condition calcext:apply-style-name="Tätigkeit" calcext:value="formula-is(MOD(ROW();2)=0)" calcext:base-cell-address="Tabelle1.F17"/>
          </calcext:conditional-format>
          <calcext:conditional-format calcext:target-range-address="Tabelle1.F17:Tabelle1.G17">
            <calcext:condition calcext:apply-style-name="Tätigkeit1" calcext:value="formula-is(MOD(ROW();2)=1)" calcext:base-cell-address="Tabelle1.F17"/>
          </calcext:conditional-format>
          <calcext:conditional-format calcext:target-range-address="Tabelle1.D15:Tabelle1.E15">
            <calcext:condition calcext:apply-style-name="Tätigkeit" calcext:value="formula-is(MOD(ROW();2)=0)" calcext:base-cell-address="Tabelle1.D15"/>
          </calcext:conditional-format>
          <calcext:conditional-format calcext:target-range-address="Tabelle1.D15:Tabelle1.E15">
            <calcext:condition calcext:apply-style-name="Tätigkeit1" calcext:value="formula-is(MOD(ROW();2)=1)" calcext:base-cell-address="Tabelle1.D15"/>
          </calcext:conditional-format>
          <calcext:conditional-format calcext:target-range-address="Tabelle1.B15:Tabelle1.C15">
            <calcext:condition calcext:apply-style-name="Tätigkeit" calcext:value="formula-is(MOD(ROW();2)=0)" calcext:base-cell-address="Tabelle1.B15"/>
          </calcext:conditional-format>
          <calcext:conditional-format calcext:target-range-address="Tabelle1.B15:Tabelle1.C15">
            <calcext:condition calcext:apply-style-name="Tätigkeit1" calcext:value="formula-is(MOD(ROW();2)=1)" calcext:base-cell-address="Tabelle1.B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ätigkeit" style:family="table-cell" style:parent-style-name="Default">
      <style:table-cell-properties fo:background-color="#ffff99"/>
    </style:style>
    <style:style style:name="Tätigkeit1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.00.0000</text:date>, <text:time style:data-style-name="N2" text:time-value="20:59:37.1589692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9:37:29.008831168</meta:creation-date>
    <dc:date>2017-03-28T21:00:04.299403919</dc:date>
    <meta:editing-duration>PT25M48S</meta:editing-duration>
    <meta:editing-cycles>24</meta:editing-cycles>
    <meta:generator>LibreOffice/5.3.0.3$Linux_X86_64 LibreOffice_project/30m0$Build-3</meta:generator>
    <meta:document-statistic meta:table-count="1" meta:cell-count="14" meta:object-count="0"/>
  </office:meta>
</office:document-meta>
</file>